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EB000002F4DBD874E129E76B4F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cdf14"/>
    </style:style>
    <style:style style:name="P2" style:family="paragraph" style:parent-style-name="Text_20_body">
      <style:text-properties officeooo:rsid="00478643" officeooo:paragraph-rsid="003cdf14"/>
    </style:style>
    <style:style style:name="P3" style:family="paragraph" style:parent-style-name="Text_20_body">
      <style:text-properties officeooo:paragraph-rsid="004971a9"/>
    </style:style>
    <style:style style:name="P4" style:family="paragraph" style:parent-style-name="Text_20_body">
      <style:text-properties officeooo:rsid="004a0280" officeooo:paragraph-rsid="004a0280"/>
    </style:style>
    <style:style style:name="P5" style:family="paragraph" style:parent-style-name="Title" style:master-page-name="First_20_Page">
      <style:paragraph-properties fo:margin-top="7.001cm" fo:margin-bottom="0.21cm" loext:contextual-spacing="false" style:page-number="auto"/>
      <style:text-properties style:font-name="Liberation Sans" fo:font-size="28pt" fo:font-weight="bold" officeooo:rsid="00419b7e" officeooo:paragraph-rsid="00486e51" style:font-name-asian="Noto Sans CJK SC" style:font-size-asian="28pt" style:font-weight-asian="bold" style:font-name-complex="Lohit Devanagari" style:font-size-complex="28pt" style:font-weight-complex="bold"/>
    </style:style>
    <style:style style:name="P6" style:family="paragraph" style:parent-style-name="Heading_20_1" style:master-page-name="Standard">
      <style:paragraph-properties style:page-number="1"/>
      <style:text-properties officeooo:rsid="003cdf14" officeooo:paragraph-rsid="003cdf14"/>
    </style:style>
    <style:style style:name="P7" style:family="paragraph" style:parent-style-name="Heading_20_2">
      <style:text-properties officeooo:rsid="003cdf14" officeooo:paragraph-rsid="003cdf14"/>
    </style:style>
    <style:style style:name="P8" style:family="paragraph" style:parent-style-name="Heading_20_2">
      <style:text-properties officeooo:rsid="004971a9" officeooo:paragraph-rsid="004971a9"/>
    </style:style>
    <style:style style:name="T1" style:family="text">
      <style:text-properties officeooo:rsid="00486e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<text:span text:style-name="T1">c</text:span></text:p>
      <text:h text:style-name="P6" text:outline-level="1">Softwarová architektura</text:h>
      <text:h text:style-name="P7" text:outline-level="2">Modul syntax_analyzer</text:h>
      <text:p text:style-name="P1"/>
      <text:h text:style-name="P8" text:outline-level="2">Modul function_tree</text:h>
      <text:p text:style-name="P3"/>
      <text:h text:style-name="P7" text:outline-level="2">Modul optimalizer</text:h>
      <text:p text:style-name="P1"/>
      <text:h text:style-name="P7" text:outline-level="2">Modul machine_code_generator</text:h>
      <text:p text:style-name="P1"/>
      <text:h text:style-name="P7" text:outline-level="2">Modul linker</text:h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titulni_5f_strana" draw:display-name="titulni_strana" xlink:href="Pictures/10000201000001EB000002F4DBD874E129E76B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52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text:number-lines="true" text:line-number="0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9cm" fo:text-indent="-1cm" fo:margin-left="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0.831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3cm" fo:page-height="20.001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cm" fo:page-height="20.001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titulni_5f_strana" style:repeat="stretch" draw:fill-image-ref-point-x="0%" draw:fill-image-ref-point-y="0%" draw:fill-image-ref-point="center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3cm" fo:page-height="20.001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13cm" fo:page-height="20.001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3"/>
    <style:master-page style:name="Right_20_Page" style:display-name="Right Page" style:page-layout-name="Mpm4" style:next-style-name="Standard"/>
    <style:master-page style:name="Left_20_Page" style:display-name="Left Page" style:page-layout-name="Mpm5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20:35:30.606362693</meta:creation-date>
    <meta:editing-duration>PT2H6M11S</meta:editing-duration>
    <meta:editing-cycles>13</meta:editing-cycles>
    <meta:generator>LibreOffice/6.3.5.2$Linux_X86_64 LibreOffice_project/30$Build-2</meta:generator>
    <dc:title>Ebook</dc:title>
    <dc:date>2020-03-21T15:16:29.449632168</dc:date>
    <meta:document-statistic meta:table-count="0" meta:image-count="0" meta:object-count="0" meta:page-count="3" meta:paragraph-count="7" meta:word-count="19" meta:character-count="150" meta:non-whitespace-character-count="132"/>
    <meta:template xlink:type="simple" xlink:actuate="onRequest" xlink:title="Ebook" xlink:href="../../../../.config/libreoffice/4/user/template/Ebook.ott" meta:date="2020-03-19T20:35:30.320063188"/>
  </office:meta>
</office:document-meta>
</file>